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22.93mm"/>
    </style:style>
    <style:style style:name="co4" style:family="table-column">
      <style:table-column-properties fo:break-before="auto" style:column-width="21.43mm"/>
    </style:style>
    <style:style style:name="ro3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ce5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 table:number-columns-spanned="10" table:number-rows-spanned="1">
            <text:p>業<text:span text:style-name="T1"> </text:span><text:span text:style-name="T2">務</text:span><text:span text:style-name="T3"> </text:span><text:span text:style-name="T2">每</text:span><text:span text:style-name="T3"> </text:span><text:span text:style-name="T2">月</text:span><text:span text:style-name="T3"> </text:span><text:span text:style-name="T2">訂</text:span><text:span text:style-name="T3"> </text:span><text:span text:style-name="T2">購</text:span><text:span text:style-name="T3"> </text:span><text:span text:style-name="T2">表</text:span></text:p>
          </table:table-cell>
          <table:covered-table-cell table:number-columns-repeated="9" table:style-name="ce6"/>
          <table:table-cell table:number-columns-repeated="1014"/>
        </table:table-row>
        <table:table-row table:style-name="ro4">
          <table:table-cell table:style-name="ce2" office:value-type="string" calcext:value-type="string">
            <text:p>      <text:span text:style-name="T4">年</text:span><text:span text:style-name="T5">      </text:span><text:span text:style-name="T6">月</text:span><text:span text:style-name="T5">      </text:span><text:span text:style-name="T6">日</text:span><text:span text:style-name="T5">                                                                                                                                             No.</text:span><text:span text:style-name="T7">          </text:span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編號</text:p>
          </table:table-cell>
          <table:table-cell table:style-name="ce7" office:value-type="string" calcext:value-type="string">
            <text:p>客戶名稱</text:p>
          </table:table-cell>
          <table:table-cell table:style-name="ce7" office:value-type="string" calcext:value-type="string">
            <text:p>地<text:span text:style-name="T8">      </text:span><text:span text:style-name="T6">址</text:span></text:p>
          </table:table-cell>
          <table:table-cell table:style-name="ce7" office:value-type="string" calcext:value-type="string">
            <text:p>電<text:span text:style-name="T8">   </text:span><text:span text:style-name="T6">話</text:span></text:p>
          </table:table-cell>
          <table:table-cell table:style-name="ce7" office:value-type="string" calcext:value-type="string">
            <text:p>品名貨號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金<text:span text:style-name="T8">   </text:span><text:span text:style-name="T6">額</text:span></text:p>
          </table:table-cell>
          <table:table-cell table:style-name="ce7" office:value-type="string" calcext:value-type="string">
            <text:p>送貨期限</text:p>
          </table:table-cell>
          <table:table-cell table:style-name="ce7" office:value-type="string" calcext:value-type="string">
            <text:p>處<text:span text:style-name="T8"> </text:span><text:span text:style-name="T6">理</text:span><text:span text:style-name="T5"> </text:span><text:span text:style-name="T6">者</text:span></text:p>
          </table:table-cell>
          <table:table-cell table:style-name="ce7" office:value-type="string" calcext:value-type="string">
            <text:p>備<text:span text:style-name="T8">    </text:span><text:span text:style-name="T6">註</text:span></text:p>
          </table:table-cell>
          <table:table-cell table:number-columns-repeated="1014"/>
        </table:table-row>
        <table:table-row table:style-name="ro4" table:number-rows-repeated="11">
          <table:table-cell table:style-name="ce4"/>
          <table:table-cell table:style-name="ce8" table:number-columns-repeated="9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填表人：<text:span text:style-name="T8">                 </text:span><text:span text:style-name="T6">合計金額：新台幣</text:span><text:span text:style-name="T5">                         </text:span><text:span text:style-name="T6">元</text:span><text:span text:style-name="T5">   </text:span><text:span text:style-name="T6">累計金額：新台幣</text:span><text:span text:style-name="T5">                          </text:span><text:span text:style-name="T6">元</text:span></text:p>
          </table:table-cell>
          <table:table-cell table:number-columns-repeated="102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0:03.74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58:48</meta:creation-date>
    <dc:date>2017-01-17T16:50:33.658000000</dc:date>
    <meta:print-date>1993-02-17T14:00:43</meta:print-date>
    <meta:generator>LibreOffice/5.1.1.3$Windows_x86 LibreOffice_project/89f508ef3ecebd2cfb8e1def0f0ba9a803b88a6d</meta:generator>
    <meta:editing-duration>PT30S</meta:editing-duration>
    <meta:editing-cycles>1</meta:editing-cycles>
    <meta:document-statistic meta:table-count="3" meta:cell-count="13" meta:object-count="0"/>
  </office:meta>
</office:document-meta>
</file>